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paragraph-rsid="00126046" style:font-size-asian="12.25pt" style:font-size-complex="14pt"/>
    </style:style>
    <style:style style:name="P2" style:family="paragraph" style:parent-style-name="Standard">
      <style:paragraph-properties fo:text-align="start" style:justify-single-word="false"/>
      <style:text-properties fo:font-size="14pt" officeooo:rsid="00105183" officeooo:paragraph-rsid="00126046" style:font-size-asian="12.25pt" style:font-size-complex="14pt"/>
    </style:style>
    <style:style style:name="P3" style:family="paragraph" style:parent-style-name="Standard">
      <style:paragraph-properties fo:text-align="start" style:justify-single-word="false"/>
      <style:text-properties fo:font-size="14pt" officeooo:rsid="000c9f5d" officeooo:paragraph-rsid="00126046" style:font-size-asian="12.25pt" style:font-size-complex="14pt"/>
    </style:style>
    <style:style style:name="P4" style:family="paragraph" style:parent-style-name="Standard">
      <style:paragraph-properties fo:text-align="start" style:justify-single-word="false"/>
      <style:text-properties fo:font-size="14pt" officeooo:rsid="0006d831" officeooo:paragraph-rsid="0006d831" style:font-size-asian="12.25pt" style:font-size-complex="14pt"/>
    </style:style>
    <style:style style:name="P5" style:family="paragraph" style:parent-style-name="Standard">
      <style:paragraph-properties fo:text-align="start" style:justify-single-word="false"/>
      <style:text-properties fo:font-size="14pt" fo:font-style="normal" style:text-underline-style="none" fo:font-weight="normal" officeooo:paragraph-rsid="0012604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08d1fe" officeooo:paragraph-rsid="00126046"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weight="normal" officeooo:rsid="00125e2d" officeooo:paragraph-rsid="000fc290"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20pt" officeooo:rsid="00169182" officeooo:paragraph-rsid="00169182" style:font-size-asian="17.5pt" style:font-size-complex="20pt"/>
    </style:style>
    <style:style style:name="P9" style:family="paragraph" style:parent-style-name="Standard">
      <style:paragraph-properties fo:text-align="center" style:justify-single-word="false"/>
      <style:text-properties fo:font-size="20pt" officeooo:rsid="0006d831" officeooo:paragraph-rsid="0006d831" style:font-size-asian="17.5pt" style:font-size-complex="20pt"/>
    </style:style>
    <style:style style:name="P10"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11"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paragraph-rsid="0011165d" style:font-size-asian="20pt" style:font-style-asian="italic" style:font-weight-asian="bold" style:font-size-complex="20pt" style:font-style-complex="italic" style:font-weight-complex="bold"/>
    </style:style>
    <style:style style:name="P12"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08d1fe" officeooo:paragraph-rsid="0011165d" style:font-size-asian="20pt" style:font-style-asian="italic" style:font-weight-asian="bold" style:font-size-complex="20pt" style:font-style-complex="italic" style:font-weight-complex="bold"/>
    </style:style>
    <style:style style:name="P13"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2095c" officeooo:paragraph-rsid="0012095c" style:font-size-asian="20pt" style:font-style-asian="italic" style:font-weight-asian="bold" style:font-size-complex="20pt" style:font-style-complex="italic" style:font-weight-complex="bold"/>
    </style:style>
    <style:style style:name="P14"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26046" style:font-size-asian="20pt" style:font-style-asian="italic" style:font-weight-asian="bold" style:font-size-complex="20pt" style:font-style-complex="italic" style:font-weight-complex="bold"/>
    </style:style>
    <style:style style:name="P15"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2095c" officeooo:paragraph-rsid="0013a5db" style:font-size-asian="20pt" style:font-style-asian="italic" style:font-weight-asian="bold" style:font-size-complex="20pt" style:font-style-complex="italic" style:font-weight-complex="bold"/>
    </style:style>
    <style:style style:name="P16" style:family="paragraph" style:parent-style-name="Standard" style:list-style-name="L1">
      <style:paragraph-properties fo:text-align="start" style:justify-single-word="false"/>
      <style:text-properties fo:font-size="20pt" fo:font-style="italic" style:text-underline-style="solid" style:text-underline-width="auto" style:text-underline-color="font-color" fo:font-weight="bold" officeooo:rsid="0013a5db" officeooo:paragraph-rsid="0012095c" style:font-size-asian="20pt" style:font-style-asian="italic" style:font-weight-asian="bold" style:font-size-complex="20pt" style:font-style-complex="italic" style:font-weight-complex="bold"/>
    </style:style>
    <style:style style:name="P17" style:family="paragraph" style:parent-style-name="Standard" style:list-style-name="L3">
      <style:paragraph-properties fo:text-align="start" style:justify-single-word="false"/>
      <style:text-properties fo:font-size="20pt" fo:font-style="italic" style:text-underline-style="solid" style:text-underline-width="auto" style:text-underline-color="font-color" fo:font-weight="bold" officeooo:rsid="00125e2d" officeooo:paragraph-rsid="0020bdcb" style:font-size-asian="20pt" style:font-style-asian="italic" style:font-weight-asian="bold" style:font-size-complex="20pt" style:font-style-complex="italic" style:font-weight-complex="bold"/>
    </style:style>
    <style:style style:name="P18" style:family="paragraph" style:parent-style-name="Standard" style:list-style-name="L2">
      <style:paragraph-properties fo:text-align="start" style:justify-single-word="false"/>
      <style:text-properties fo:font-size="14pt" fo:font-weight="normal" officeooo:paragraph-rsid="000fc290" style:font-size-asian="12.25pt" style:font-weight-asian="normal" style:font-size-complex="14pt" style:font-weight-complex="normal"/>
    </style:style>
    <style:style style:name="P19" style:family="paragraph" style:parent-style-name="Standard" style:list-style-name="L2">
      <style:paragraph-properties fo:text-align="start" style:justify-single-word="false"/>
      <style:text-properties fo:font-size="14pt" fo:font-weight="normal" officeooo:rsid="0016a4d8" officeooo:paragraph-rsid="000fc290" style:font-size-asian="12.25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fo:font-size="14pt" fo:font-weight="normal" officeooo:rsid="0016f87d" officeooo:paragraph-rsid="000fc290" style:font-size-asian="12.25pt" style:font-weight-asian="normal" style:font-size-complex="14pt" style:font-weight-complex="normal"/>
    </style:style>
    <style:style style:name="P21" style:family="paragraph" style:parent-style-name="Standard" style:list-style-name="L2">
      <style:paragraph-properties fo:text-align="start" style:justify-single-word="false"/>
      <style:text-properties fo:font-size="14pt" fo:font-weight="normal" officeooo:rsid="001c8081" officeooo:paragraph-rsid="001c8081"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0125e2d" officeooo:paragraph-rsid="0013a5db"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0125e2d" officeooo:paragraph-rsid="0020bdcb" style:font-size-asian="12.25pt" style:font-style-asian="normal" style:font-weight-asian="normal" style:font-size-complex="14pt" style:font-style-complex="normal" style:font-weight-complex="normal"/>
    </style:style>
    <style:style style:name="T1" style:family="text">
      <style:text-properties officeooo:rsid="0008d1fe"/>
    </style:style>
    <style:style style:name="T2" style:family="text">
      <style:text-properties officeooo:rsid="0009659b"/>
    </style:style>
    <style:style style:name="T3" style:family="text">
      <style:text-properties officeooo:rsid="000c9f5d"/>
    </style:style>
    <style:style style:name="T4" style:family="text">
      <style:text-properties officeooo:rsid="00148383"/>
    </style:style>
    <style:style style:name="T5" style:family="text">
      <style:text-properties officeooo:rsid="0013ff31"/>
    </style:style>
    <style:style style:name="T6" style:family="text">
      <style:text-properties officeooo:rsid="0013a897"/>
    </style:style>
    <style:style style:name="T7" style:family="text">
      <style:text-properties officeooo:rsid="00190b46"/>
    </style:style>
    <style:style style:name="T8" style:family="text">
      <style:text-properties officeooo:rsid="001c8081"/>
    </style:style>
    <style:style style:name="T9" style:family="text">
      <style:text-properties officeooo:rsid="001ffe57"/>
    </style:style>
    <style:style style:name="T10" style:family="text">
      <style:text-properties officeooo:rsid="0020bd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nque centrales</text:p>
      <text:list xml:id="list15457674071" text:style-name="L1">
        <text:list-item>
          <text:p text:style-name="P11"><text:span text:style-name="T2">Accroche</text:span><text:span text:style-name="T1"> </text:span></text:p>
          <text:p text:style-name="P12"/>
        </text:list-item>
      </text:list>
      <text:p text:style-name="P5"><text:span text:style-name="T1">Au cœur de la crise, </text:span><text:span text:style-name="T9">alors que le taux de chômage atteint des sommets, les banques centrales doivent redoubler d'effort pour maintenir les États à flot.</text:span></text:p>
      <text:p text:style-name="P6"/>
      <text:list xml:id="list1558011244" text:continue-numbering="true" text:style-name="L1">
        <text:list-item>
          <text:p text:style-name="P13">Introduction</text:p>
        </text:list-item>
      </text:list>
      <text:p text:style-name="P2"/>
      <text:p text:style-name="P1"><text:span text:style-name="T3">Les banques centrales </text:span><text:span text:style-name="T7">doivent en principe appliquer la politique monétaire</text:span><text:span text:style-name="T3"> : stabilité des prix, stabilité du système de paiement et stabilité du système bancaire. Ces différentes fonctions sont apparues crise après crise. </text:span></text:p>
      <text:p text:style-name="P3"/>
      <text:p text:style-name="P14"/>
      <text:list xml:id="list488168186" text:continue-numbering="true" text:style-name="L1">
        <text:list-item>
          <text:p text:style-name="P16">Problématique</text:p>
        </text:list-item>
      </text:list>
      <text:p text:style-name="P10"/>
      <text:p text:style-name="P22"><text:span text:style-name="T10">En période de crise, </text:span>quel<text:span text:style-name="T10">s </text:span>rôle<text:span text:style-name="T10">s</text:span> pour les banques centrales ?</text:p>
      <text:p text:style-name="P22"/>
      <text:list xml:id="list1799429534" text:style-name="L3">
        <text:list-item>
          <text:p text:style-name="P17"><text:span text:style-name="T10">Annonce du plan</text:span></text:p>
        </text:list-item>
      </text:list>
      <text:p text:style-name="P23"><text:span text:style-name="T10"/></text:p>
      <text:p text:style-name="P23"><text:span text:style-name="T10"/></text:p>
      <text:p text:style-name="P23"><text:span text:style-name="T10">Dans une première partie nous verrons d'une manière générale ce qu'est une banque centrale en se focalisant uniquement sur la BCE et la FED. Nous détaillerons par la suite les rôles qu'ont les banques centrales puis pour finir nous verrons comment les banques centrales se débrouillent dans la crise.</text:span></text:p>
      <text:p text:style-name="P22"><text:span text:style-name="T10"/></text:p>
      <text:p text:style-name="P15"><text:span text:style-name="T10"/></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list xml:id="list1083413359" text:continue-list="list488168186" text:style-name="L1">
        <text:list-item>
          <text:p text:style-name="P13">Plan</text:p>
        </text:list-item>
      </text:list>
      <text:p text:style-name="P7"/>
      <text:list xml:id="list343887295" text:style-name="L2">
        <text:list-item>
          <text:p text:style-name="P18"><text:span text:style-name="T4">Qu'est ce qu'une </text:span><text:span text:style-name="T5">b</text:span><text:span text:style-name="T6">anque central</text:span><text:span text:style-name="T8">e</text:span><text:span text:style-name="T6"> ?</text:span></text:p>
          <text:list>
            <text:list-item>
              <text:p text:style-name="P19">La BCE</text:p>
              <text:list>
                <text:list-item>
                  <text:p text:style-name="P19">Présentation</text:p>
                </text:list-item>
                <text:list-item>
                  <text:p text:style-name="P19">Organisation</text:p>
                </text:list-item>
                <text:list-item>
                  <text:p text:style-name="P20">Politique monétaire</text:p>
                </text:list-item>
              </text:list>
            </text:list-item>
            <text:list-item>
              <text:p text:style-name="P19">La FED</text:p>
              <text:list>
                <text:list-item>
                  <text:p text:style-name="P19">Présentation</text:p>
                </text:list-item>
                <text:list-item>
                  <text:p text:style-name="P19">Organisation</text:p>
                </text:list-item>
                <text:list-item>
                  <text:p text:style-name="P20">Politique monétaire</text:p>
                  <text:p text:style-name="P20"/>
                </text:list-item>
              </text:list>
            </text:list-item>
          </text:list>
        </text:list-item>
        <text:list-item>
          <text:p text:style-name="P21">Le rôle réel des banques centrales ?</text:p>
          <text:list>
            <text:list-item>
              <text:p text:style-name="P21">Prêter aux banques</text:p>
              <text:list>
                <text:list-item>
                  <text:p text:style-name="P21">Explications</text:p>
                </text:list-item>
                <text:list-item>
                  <text:p text:style-name="P21">Avantages</text:p>
                </text:list-item>
              </text:list>
            </text:list-item>
            <text:list-item>
              <text:p text:style-name="P21">Fixer les taux d'intêrets</text:p>
              <text:list>
                <text:list-item>
                  <text:p text:style-name="P21">Explications</text:p>
                </text:list-item>
                <text:list-item>
                  <text:p text:style-name="P21">Avantages</text:p>
                </text:list-item>
              </text:list>
            </text:list-item>
            <text:list-item>
              <text:p text:style-name="P21">Influencer le cours des monnaies</text:p>
              <text:list>
                <text:list-item>
                  <text:p text:style-name="P21">Explications</text:p>
                </text:list-item>
                <text:list-item>
                  <text:p text:style-name="P21">Avantages</text:p>
                </text:list-item>
              </text:list>
            </text:list-item>
            <text:list-item>
              <text:p text:style-name="P21">Lutter contre l'inflation</text:p>
              <text:list>
                <text:list-item>
                  <text:p text:style-name="P21">Explications</text:p>
                </text:list-item>
                <text:list-item>
                  <text:p text:style-name="P21">Avantages</text:p>
                </text:list-item>
              </text:list>
            </text:list-item>
            <text:list-item>
              <text:p text:style-name="P21">Stimuler la croissance économique</text:p>
              <text:list>
                <text:list-item>
                  <text:p text:style-name="P21">Explications</text:p>
                </text:list-item>
                <text:list-item>
                  <text:p text:style-name="P21">Avantages</text:p>
                </text:list-item>
              </text:list>
            </text:list-item>
          </text:list>
        </text:list-item>
      </text:list>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ternel </meta:initial-creator>
    <meta:creation-date>2013-02-12T14:49:26</meta:creation-date>
    <dc:date>2013-02-14T09:51:51</dc:date>
    <meta:editing-duration>PT01H00M24S</meta:editing-duration>
    <meta:editing-cycles>25</meta:editing-cycles>
    <meta:generator>OpenOffice.org/3.2$Unix OpenOffice.org_project/320m19$Build-9505</meta:generator>
    <meta:document-statistic meta:table-count="0" meta:image-count="0" meta:object-count="0" meta:page-count="2" meta:paragraph-count="35" meta:word-count="211" meta:character-count="1271"/>
  </office:meta>
</office:document-meta>
</file>